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3300" draw:textarea-horizontal-align="justify" draw:textarea-vertical-align="middle" draw:auto-grow-height="false" fo:min-height="1.528cm" fo:min-width="5.85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7" style:family="graphic" style:parent-style-name="standard">
      <style:graphic-properties draw:fill-color="#cc3300" draw:textarea-horizontal-align="justify" draw:textarea-vertical-align="middle" draw:auto-grow-height="false" fo:min-height="1.274cm" fo:min-width="3.818cm"/>
    </style:style>
    <style:style style:name="gr8" style:family="graphic" style:parent-style-name="standard">
      <style:graphic-properties draw:fill-color="#cc3300" draw:textarea-horizontal-align="justify" draw:textarea-vertical-align="middle" draw:auto-grow-height="false" fo:min-height="1.528cm" fo:min-width="4.58cm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cc3300"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84cm" fo:min-width="2.553cm"/>
    </style:style>
    <style:style style:name="gr14" style:family="graphic" style:parent-style-name="standard">
      <style:graphic-properties draw:textarea-horizontal-align="justify" draw:textarea-vertical-align="middle" draw:auto-grow-height="false" fo:min-height="3.306cm" fo:min-width="5.596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17" style:family="graphic" style:parent-style-name="standard">
      <style:graphic-properties draw:textarea-horizontal-align="justify" draw:textarea-vertical-align="middle" draw:auto-grow-height="false" fo:min-height="2.444cm" fo:min-width="2.734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3.306cm" fo:min-width="4.07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98cm"/>
    </style:style>
    <style:style style:name="gr24" style:family="graphic" style:parent-style-name="standard">
      <style:graphic-properties draw:textarea-horizontal-align="justify" draw:textarea-vertical-align="middle" draw:auto-grow-height="false" fo:min-height="12.704cm" fo:min-width="0.7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8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cc3300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cc3300"/>
      <style:paragraph-properties fo:text-align="center"/>
    </style:style>
    <style:style style:name="P9" style:family="paragraph">
      <style:paragraph-properties fo:margin-top="0.6cm" fo:margin-bottom="0.1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text-properties fo:font-size="16pt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font-size="16pt"/>
    </style:style>
    <style:style style:name="P1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ogic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stem trigger is a new job</text:p>
                <text:list>
                  <text:list-item>
                    <text:p>Includes a start pose, goal pose and start time</text:p>
                  </text:list-item>
                </text:list>
              </text:list-item>
              <text:list-item>
                <text:p>Free resources can be found with the job list and the start time of the new job</text:p>
              </text:list-item>
              <text:list-item>
                <text:p>Travel time and possible collisions are computed</text:p>
              </text:list-item>
              <text:list-item>
                <text:p>Decisions can be made basing on the modeled information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3" draw:layer="layout" svg:width="6.35cm" svg:height="1.778cm" svg:x="14.732cm" svg:y="18.288cm">
          <text:p text:style-name="P2">Collision Information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Inputs &amp; Outputs</text:p>
          </draw:text-box>
        </draw:frame>
        <draw:custom-shape draw:style-name="gr3" draw:text-style-name="P2" draw:layer="layout" svg:width="5.08cm" svg:height="1.778cm" svg:x="14.224cm" svg:y="13.208cm">
          <text:p text:style-name="P2">Time Calculatio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02cm" svg:height="1.27cm" svg:x="8.636cm" svg:y="13.462cm">
          <text:p text:style-name="P2">Job List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1.938cm" svg:y1="14.224cm" svg:x2="14.224cm" svg:y2="14.224cm">
          <text:p/>
        </draw:line>
        <draw:custom-shape draw:style-name="gr6" draw:text-style-name="P2" draw:layer="layout" svg:width="3.81cm" svg:height="1.27cm" svg:x="21.336cm" svg:y="13.462cm">
          <text:p text:style-name="P2">Parameter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1.336cm" svg:y1="14.224cm" svg:x2="19.304cm" svg:y2="14.224cm">
          <text:p/>
        </draw:line>
        <draw:custom-shape draw:style-name="gr7" draw:text-style-name="P3" draw:layer="layout" svg:width="4.318cm" svg:height="1.524cm" svg:x="14.478cm" svg:y="9.652cm">
          <text:p text:style-name="P2">New Job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764cm" svg:y1="11.176cm" svg:x2="16.764cm" svg:y2="13.208cm">
          <text:p/>
        </draw:line>
        <draw:line draw:style-name="gr5" draw:text-style-name="P4" draw:layer="layout" svg:x1="16.764cm" svg:y1="14.986cm" svg:x2="16.764cm" svg:y2="17.018cm">
          <text:p/>
        </draw:line>
        <draw:custom-shape draw:style-name="gr8" draw:text-style-name="P3" draw:layer="layout" svg:width="5.08cm" svg:height="1.778cm" svg:x="13.208cm" svg:y="17.018cm">
          <text:p text:style-name="P2">Travel Time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5.199cm" svg:height="12.179cm" svg:x="1.4cm" svg:y="3.81cm" presentation:class="outline" presentation:user-transformed="true">
          <draw:text-box>
            <text:list text:style-name="L2">
              <text:list-item>
                <text:p><text:span text:style-name="T1">Input:</text:span></text:p>
                <text:list>
                  <text:list-item>
                    <text:p><text:span text:style-name="T2">Planned jobs defined in time </text:span><text:span text:style-name="T2">and place</text:span></text:p>
                  </text:list-item>
                  <text:list-item>
                    <text:p><text:span text:style-name="T2">General parameters about </text:span><text:span text:style-name="T2">the robot or the system state </text:span><text:span text:style-name="T2">(robot radius, average </text:span><text:span text:style-name="T2">velocity, system time)</text:span></text:p>
                  </text:list-item>
                  <text:list-item>
                    <text:p><text:span text:style-name="T2">Information about the new </text:span><text:span text:style-name="T2">job that should be inserted </text:span><text:span text:style-name="T2">into plan</text:span></text:p>
                  </text:list-item>
                </text:list>
              </text:list-item>
              <text:list-item>
                <text:p><text:span text:style-name="T1">Output: </text:span></text:p>
                <text:list>
                  <text:list-item>
                    <text:p><text:span text:style-name="T1">Calculated travel time</text:span></text:p>
                  </text:list-item>
                  <text:list-item>
                    <text:p><text:span text:style-name="T1">Collision information</text:span></text:p>
                  </text:list-item>
                </text:list>
                <text:p><text:span text:style-name="T1"/></text:p>
              </text:list-item>
            </text:list>
          </draw:text-box>
        </draw:frame>
        <draw:custom-shape draw:style-name="gr9" draw:text-style-name="P6" draw:layer="layout" svg:width="0.508cm" svg:height="0.508cm" svg:x="2.286cm" svg:y="16.002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526cm" svg:height="0.962cm" svg:x="3.046cm" svg:y="15.802cm">
          <draw:text-box>
            <text:p>Fix </text:p>
          </draw:text-box>
        </draw:frame>
        <draw:custom-shape draw:style-name="gr11" draw:text-style-name="P8" draw:layer="layout" svg:width="0.508cm" svg:height="0.508cm" svg:x="2.286cm" svg:y="17.21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771cm" svg:height="0.962cm" svg:x="3.046cm" svg:y="17.018cm">
          <draw:text-box>
            <text:p>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line draw:style-name="gr12" draw:text-style-name="P6" draw:layer="layout" svg:x1="13.716cm" svg:y1="16.002cm" svg:x2="22.86cm" svg:y2="18.034cm">
          <text:p/>
        </draw:line>
        <draw:frame presentation:style-name="pr1" draw:layer="layout" svg:width="25.199cm" svg:height="3.506cm" svg:x="1.4cm" svg:y="0.837cm" presentation:class="title">
          <draw:text-box>
            <text:p>Software Architecture</text:p>
          </draw:text-box>
        </draw:frame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3">Three server responsible for path planning, time stamping </text:span><text:span text:style-name="T3">and collision checking</text:span></text:p>
              </text:list-item>
              <text:list-item>
                <text:p text:style-name="P9"><text:span text:style-name="T3">One Client that preprocesses information and acts as </text:span><text:span text:style-name="T3">middleware between planning system and the server</text:span></text:p>
              </text:list-item>
              <text:list-item>
                <text:p text:style-name="P9"><text:span text:style-name="T3">Modular approach </text:span></text:p>
              </text:list-item>
            </text:list>
          </draw:text-box>
        </draw:frame>
        <draw:custom-shape draw:style-name="gr13" draw:text-style-name="P6" draw:layer="layout" svg:width="4.317cm" svg:height="2.956cm" svg:x="21.844cm" svg:y="12.192cm">
          <text:p text:style-name="P6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4.317cm" svg:height="2.956cm" svg:x="17.781cm" svg:y="14.57cm">
          <text:p text:style-name="P6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4.317cm" svg:height="2.956cm" svg:x="22.86cm" svg:y="16.51cm">
          <text:p text:style-name="P6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6.096cm" svg:height="3.556cm" svg:x="7.62cm" svg:y="14.224cm">
          <text:p text:style-name="P6">Client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54cm" svg:height="1.016cm" svg:x="2.286cm" svg:y="16.764cm">
          <text:p text:style-name="P6">user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3.716cm" svg:y1="16.002cm" svg:x2="17.781cm" svg:y2="16.002cm">
          <text:p/>
        </draw:line>
        <draw:line draw:style-name="gr12" draw:text-style-name="P6" draw:layer="layout" svg:x1="4.826cm" svg:y1="17.272cm" svg:x2="7.62cm" svg:y2="17.272cm">
          <text:p/>
        </draw:line>
        <draw:line draw:style-name="gr12" draw:text-style-name="P6" draw:layer="layout" svg:x1="13.716cm" svg:y1="16.002cm" svg:x2="21.59cm" svg:y2="13.716cm">
          <text:p/>
        </draw:line>
        <draw:custom-shape draw:style-name="gr16" draw:text-style-name="P6" draw:layer="layout" svg:width="4.064cm" svg:height="1.27cm" svg:x="2.286cm" svg:y="14.986cm">
          <text:p text:style-name="P6">planning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6.35cm" svg:y1="15.494cm" svg:x2="7.62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rver Details</text:p>
          </draw:text-box>
        </draw:frame>
        <draw:custom-shape draw:style-name="gr17" draw:text-style-name="P6" draw:layer="layout" svg:width="4.572cm" svg:height="3.81cm" svg:x="2.54cm" svg:y="14.732cm">
          <text:p text:style-name="P6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4.572cm" svg:height="3.81cm" svg:x="2.54cm" svg:y="3.81cm">
          <text:p text:style-name="P6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4.572cm" svg:height="3.81cm" svg:x="2.54cm" svg:y="9.038cm">
          <text:p text:style-name="P6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20.974cm" svg:height="3.806cm" svg:x="7.474cm" svg:y="4.068cm">
          <draw:text-box>
            <text:p>Task: Path planning</text:p>
            <text:p>Input: start pose and goal pose</text:p>
            <text:p>Procedure: 1. Static map is divided into equal cells </text:p>
            <text:p><text:tab/><text:tab/> <text:s text:c="3"/>2. Every cell is weighted depending on the range to obstacles</text:p>
            <text:p><text:tab/><text:tab/> <text:s text:c="3"/>3. Path is computed based on the weighted grid </text:p>
          </draw:text-box>
        </draw:frame>
        <draw:frame draw:style-name="gr10" draw:text-style-name="P7" draw:layer="layout" svg:width="19.23cm" svg:height="6.65cm" svg:x="7.714cm" svg:y="8.16cm">
          <draw:text-box>
            <text:p>Task: Time stamping</text:p>
            <text:p>Input: Path, starting time and average velocity</text:p>
            <text:p>Procedure: 1. Starting time is applied to pose [0] of the path</text:p>
            <text:p><text:tab/><text:tab/><text:tab/>Loop with pose [I] and [i+1]</text:p>
            <text:p><text:tab/><text:tab/> <text:s text:c="3"/>2. Distance to pose [1] is calculated</text:p>
            <text:p><text:tab/><text:tab/> <text:s text:c="3"/>3. Duration between [0] &amp; [1] results from distance and </text:p>
            <text:p><text:tab/><text:tab/><text:tab/> average velocity</text:p>
            <text:p><text:tab/><text:tab/> <text:s text:c="3"/>4. Computed time is applied to pose [1]</text:p>
            <text:p><text:tab/><text:tab/> <text:s text:c="3"/>5. The time of the last pose is the travel time</text:p>
          </draw:text-box>
        </draw:frame>
        <draw:line draw:style-name="gr5" draw:text-style-name="P4" draw:layer="layout" svg:x1="9.451cm" svg:y1="12.34cm" svg:x2="11.229cm" svg:y2="11.324cm">
          <text:p/>
        </draw:line>
        <draw:line draw:style-name="gr18" draw:text-style-name="P4" draw:layer="layout" svg:x1="9.451cm" svg:y1="12.34cm" svg:x2="11.229cm" svg:y2="13.61cm">
          <text:p/>
        </draw:line>
        <draw:frame draw:style-name="gr10" draw:text-style-name="P7" draw:layer="layout" svg:width="2.085cm" svg:height="0.962cm" svg:x="7.366cm" svg:y="11.832cm">
          <draw:text-box>
            <text:p>Loop </text:p>
          </draw:text-box>
        </draw:frame>
        <draw:frame draw:style-name="gr10" draw:text-style-name="P7" draw:layer="layout" svg:width="18.832cm" svg:height="5.939cm" svg:x="8.06cm" svg:y="14.732cm">
          <draw:text-box>
            <text:p>Task: Collision checking</text:p>
            <text:p>Input: Two time stamped paths</text:p>
            <text:p>Procedure: 1. Paths are compared for local collisions</text:p>
            <text:p><text:tab/><text:tab/> <text:s text:c="3"/>2. If there are collisions the time between the involved</text:p>
            <text:p><text:tab/><text:tab/><text:tab/> poses is computed</text:p>
            <text:p><text:tab/><text:tab/> <text:s text:c="3"/>3. Decision has to be made if the time is long enough </text:p>
            <text:p><text:tab/><text:tab/><text:tab/> or if the collision is inevitabl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lgorithm</text:p>
          </draw:text-box>
        </draw:frame>
        <draw:custom-shape draw:style-name="gr19" draw:text-style-name="P6" draw:layer="layout" svg:width="4.572cm" svg:height="3.556cm" svg:x="6.604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3" draw:layer="layout" svg:width="4.062cm" svg:height="1.673cm" svg:x="6.352cm" svg:y="5.08cm">
          <draw:text-box>
            <text:p text:style-name="P12">path_server</text:p>
          </draw:text-box>
        </draw:frame>
        <draw:custom-shape draw:style-name="gr21" draw:text-style-name="P6" draw:layer="layout" svg:width="4.572cm" svg:height="1.524cm" svg:x="20.32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3" draw:layer="layout" svg:width="3.81cm" svg:height="1.673cm" svg:x="20.066cm" svg:y="9.757cm">
          <draw:text-box>
            <text:p text:style-name="P12">time_server</text:p>
          </draw:text-box>
        </draw:frame>
        <draw:frame draw:style-name="gr22" draw:text-style-name="P15" draw:layer="layout" svg:width="1.569cm" svg:height="0.878cm" svg:x="11.512cm" svg:y="6.096cm">
          <draw:text-box>
            <text:p text:style-name="P14"><text:span text:style-name="T4">goal</text:span></text:p>
          </draw:text-box>
        </draw:frame>
        <draw:frame draw:style-name="gr23" draw:text-style-name="P15" draw:layer="layout" svg:width="1.598cm" svg:height="0.878cm" svg:x="11.61cm" svg:y="7.312cm">
          <draw:text-box>
            <text:p text:style-name="P14"><text:span text:style-name="T4">start</text:span></text:p>
          </draw:text-box>
        </draw:frame>
        <draw:line draw:style-name="gr5" draw:text-style-name="P4" draw:layer="layout" svg:x1="11.176cm" svg:y1="9.398cm" svg:x2="13.208cm" svg:y2="9.398cm">
          <text:p/>
        </draw:line>
        <draw:line draw:style-name="gr5" draw:text-style-name="P4" draw:layer="layout" svg:x1="13.208cm" svg:y1="8.128cm" svg:x2="11.176cm" svg:y2="8.128cm">
          <text:p/>
        </draw:line>
        <draw:line draw:style-name="gr5" draw:text-style-name="P4" draw:layer="layout" svg:x1="13.208cm" svg:y1="7.112cm" svg:x2="11.176cm" svg:y2="7.112cm">
          <text:p/>
        </draw:line>
        <draw:custom-shape draw:style-name="gr24" draw:text-style-name="P6" draw:layer="layout" svg:width="1.27cm" svg:height="12.954cm" svg:x="13.208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5" draw:layer="layout" svg:width="1.598cm" svg:height="0.878cm" svg:x="11.43cm" svg:y="8.52cm">
          <draw:text-box>
            <text:p text:style-name="P14"><text:span text:style-name="T4">path</text:span></text:p>
          </draw:text-box>
        </draw:frame>
        <draw:line draw:style-name="gr5" draw:text-style-name="P4" draw:layer="layout" svg:x1="14.478cm" svg:y1="10.922cm" svg:x2="20.32cm" svg:y2="10.922cm">
          <text:p/>
        </draw:line>
        <draw:line draw:style-name="gr5" draw:text-style-name="P4" draw:layer="layout" svg:x1="20.32cm" svg:y1="11.938cm" svg:x2="14.478cm" svg:y2="11.938cm">
          <text:p/>
        </draw:line>
        <draw:frame draw:style-name="gr25" draw:text-style-name="P17" draw:layer="layout" svg:width="6.903cm" svg:height="0.878cm" svg:x="14.986cm" svg:y="11.06cm">
          <draw:text-box>
            <text:p text:style-name="P16"><text:span text:style-name="T4">timestamped path</text:span></text:p>
          </draw:text-box>
        </draw:frame>
        <draw:frame draw:style-name="gr22" draw:text-style-name="P15" draw:layer="layout" svg:width="1.569cm" svg:height="0.878cm" svg:x="11.513cm" svg:y="6.096cm">
          <draw:text-box>
            <text:p text:style-name="P14"><text:span text:style-name="T4">goal</text:span></text:p>
          </draw:text-box>
        </draw:frame>
        <draw:frame draw:style-name="gr25" draw:text-style-name="P17" draw:layer="layout" svg:width="1.823cm" svg:height="0.878cm" svg:x="16.256cm" svg:y="9.906cm">
          <draw:text-box>
            <text:p text:style-name="P16"><text:span text:style-name="T4">path</text:span></text:p>
          </draw:text-box>
        </draw:frame>
        <draw:custom-shape draw:style-name="gr19" draw:text-style-name="P6" draw:layer="layout" svg:width="4.572cm" svg:height="3.556cm" svg:x="4.318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3" draw:layer="layout" svg:width="5.258cm" svg:height="1.673cm" svg:x="4.064cm" svg:y="12.551cm">
          <draw:text-box>
            <text:p text:style-name="P12">collision_server</text:p>
          </draw:text-box>
        </draw:frame>
        <draw:frame draw:style-name="gr25" draw:text-style-name="P15" draw:layer="layout" svg:width="3.808cm" svg:height="0.878cm" svg:x="9.398cm" svg:y="14.424cm">
          <draw:text-box>
            <text:p text:style-name="P14"><text:span text:style-name="T4">inferior path</text:span></text:p>
          </draw:text-box>
        </draw:frame>
        <draw:line draw:style-name="gr5" draw:text-style-name="P4" draw:layer="layout" svg:x1="8.89cm" svg:y1="16.51cm" svg:x2="13.206cm" svg:y2="16.51cm">
          <text:p/>
        </draw:line>
        <draw:line draw:style-name="gr5" draw:text-style-name="P4" draw:layer="layout" svg:x1="13.206cm" svg:y1="15.24cm" svg:x2="8.89cm" svg:y2="15.24cm">
          <text:p/>
        </draw:line>
        <draw:line draw:style-name="gr5" draw:text-style-name="P4" draw:layer="layout" svg:x1="13.206cm" svg:y1="14.224cm" svg:x2="8.89cm" svg:y2="14.224cm">
          <text:p/>
        </draw:line>
        <draw:frame draw:style-name="gr26" draw:text-style-name="P15" draw:layer="layout" svg:width="3.584cm" svg:height="0.878cm" svg:x="9.37cm" svg:y="15.632cm">
          <draw:text-box>
            <text:p text:style-name="P14"><text:span text:style-name="T4">collision info</text:span></text:p>
          </draw:text-box>
        </draw:frame>
        <draw:frame draw:style-name="gr27" draw:text-style-name="P15" draw:layer="layout" svg:width="3.791cm" svg:height="0.878cm" svg:x="9.322cm" svg:y="13.346cm">
          <draw:text-box>
            <text:p text:style-name="P14"><text:span text:style-name="T4">superior path</text:span></text:p>
          </draw:text-box>
        </draw:frame>
        <draw:line draw:style-name="gr5" draw:text-style-name="P4" draw:layer="layout" svg:x1="2.286cm" svg:y1="3.81cm" svg:x2="2.286cm" svg:y2="18.288cm">
          <text:p/>
        </draw:line>
        <draw:frame draw:style-name="gr10" draw:text-style-name="P13" draw:layer="layout" svg:width="0.68cm" svg:height="0.962cm" svg:x="2.54cm" svg:y="17.272cm">
          <draw:text-box>
            <text:p text:style-name="P12">t</text:p>
          </draw:text-box>
        </draw:frame>
        <draw:frame draw:style-name="gr10" draw:text-style-name="P13" draw:layer="layout" svg:width="5.51cm" svg:height="0.962cm" svg:x="11.43cm" svg:y="3.81cm">
          <draw:text-box>
            <text:p text:style-name="P12">Trigger(“new job”)</text:p>
          </draw:text-box>
        </draw:frame>
        <draw:frame draw:style-name="gr28" draw:text-style-name="P13" draw:layer="layout" svg:width="9.481cm" svg:height="1.216cm" svg:x="9.652cm" svg:y="18.288cm">
          <draw:text-box>
            <text:p text:style-name="P12">Collision information, travel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2:26:59.264769014</meta:creation-date>
    <dc:date>2019-05-24T11:24:47.792789455</dc:date>
    <meta:editing-duration>PT20M5S</meta:editing-duration>
    <meta:editing-cycles>4</meta:editing-cycles>
    <meta:generator>LibreOffice/5.1.6.2$Linux_X86_64 LibreOffice_project/10m0$Build-2</meta:generator>
    <meta:document-statistic meta:object-count="101"/>
  </office:meta>
</office:document-meta>
</file>